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Long_20_Dash" svg:stroke-color="#3faf46" svg:stroke-linecap="butt" draw:textarea-horizontal-align="justify" draw:textarea-vertical-align="middle" draw:auto-grow-height="false" fo:min-height="2.54cm" fo:min-width="9.2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1cm" fo:min-width="3.232cm"/>
      <style:paragraph-properties style:writing-mode="lr-tb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1.284cm" fo:min-width="5.152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7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8.488cm" fo:min-width="12.39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44cm" fo:min-width="4.966cm"/>
      <style:paragraph-properties style:writing-mode="lr-tb"/>
    </style:style>
    <style:style style:name="gr9" style:family="graphic" style:parent-style-name="standard">
      <style:graphic-properties svg:stroke-color="#729fcf" draw:textarea-horizontal-align="justify" draw:textarea-vertical-align="middle" draw:auto-grow-height="false" fo:min-height="0.267cm" fo:min-width="1.1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  <style:paragraph-properties style:writing-mode="lr-tb"/>
    </style:style>
    <style:style style:name="gr12" style:family="graphic" style:parent-style-name="standard">
      <style:graphic-properties svg:stroke-color="#acb20c" draw:textarea-horizontal-align="justify" draw:textarea-vertical-align="middle" draw:auto-grow-height="false" fo:min-height="0.267cm" fo:min-width="1.125cm"/>
      <style:paragraph-properties style:writing-mode="lr-tb"/>
    </style:style>
    <style:style style:name="gr13" style:family="graphic" style:parent-style-name="standard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4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5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Dashboard Flow 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custom-shape draw:style-name="gr2" draw:text-style-name="P3" draw:layer="layout" svg:width="9.754cm" svg:height="2.79cm" svg:x="3.676cm" svg:y="3.085cm">
          <text:p text:style-name="P3">Backend API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3cm" svg:height="1.75cm" svg:x="1.5cm" svg:y="0.5cm" presentation:class="title" presentation:user-transformed="true">
          <draw:text-box>
            <text:p>parseHMIConfig()</text:p>
          </draw:text-box>
        </draw:frame>
        <draw:custom-shape draw:style-name="gr3" draw:text-style-name="P4" draw:layer="layout" svg:width="3.732cm" svg:height="2.401cm" svg:x="4.25cm" svg:y="3.251cm">
          <text:p text:style-name="P4">fetch HMI </text:p>
          <text:p text:style-name="P4">configu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7.624cm" svg:y="12.302cm">
          <text:p text:style-name="P4">parsedHMIConfig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.238cm" svg:y1="5.837cm" svg:x2="2.789cm" svg:y2="5.837cm">
          <text:p/>
        </draw:line>
        <draw:frame draw:style-name="gr6" draw:text-style-name="P6" draw:layer="layout" svg:width="1.734cm" svg:height="0.962cm" svg:x="1.016cm" svg:y="5.984cm">
          <draw:text-box>
            <text:p>data</text:p>
          </draw:text-box>
        </draw:frame>
        <draw:custom-shape draw:style-name="gr7" draw:text-style-name="P3" draw:layer="layout" svg:width="12.896cm" svg:height="8.738cm" draw:transform="skewX (-0.011693705988362) translate (14.147cm 3.0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466cm" svg:height="2.494cm" svg:x="14.817cm" svg:y="3.492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466cm" svg:height="2.494cm" svg:x="21.133cm" svg:y="3.511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25cm" svg:height="0.517cm" svg:x="1.146cm" svg:y="7.27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639cm" svg:height="0.962cm" svg:x="0.98cm" svg:y="10.178cm">
          <draw:text-box>
            <text:p>variable</text:p>
          </draw:text-box>
        </draw:frame>
        <draw:line draw:style-name="gr5" draw:text-style-name="P5" draw:layer="layout" svg:x1="17.494cm" svg:y1="5.986cm" svg:x2="17.474cm" svg:y2="7.205cm">
          <text:p/>
        </draw:line>
        <draw:line draw:style-name="gr5" draw:text-style-name="P5" draw:layer="layout" svg:x1="23.9cm" svg:y1="6.004cm" svg:x2="23.88cm" svg:y2="7.223cm">
          <text:p/>
        </draw:line>
        <draw:frame draw:style-name="gr11" draw:text-style-name="P6" draw:layer="layout" svg:width="5.502cm" svg:height="0.962cm" svg:x="18.048cm" svg:y="2.065cm">
          <draw:text-box>
            <text:p>parseHMIConfig()</text:p>
          </draw:text-box>
        </draw:frame>
        <draw:custom-shape draw:style-name="gr9" draw:text-style-name="P4" draw:layer="layout" svg:width="1.625cm" svg:height="0.517cm" svg:x="1.146cm" svg:y="7.27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639cm" svg:height="0.962cm" svg:x="0.981cm" svg:y="7.869cm">
          <draw:text-box>
            <text:p>ReactState</text:p>
          </draw:text-box>
        </draw:frame>
        <draw:custom-shape draw:style-name="gr12" draw:text-style-name="P4" draw:layer="layout" svg:width="1.625cm" svg:height="0.517cm" svg:x="1.164cm" svg:y="9.6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616cm" svg:height="1.552cm" svg:x="14.723cm" svg:y="7.186cm">
          <text:p text:style-name="P7">rollInAxisGroups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616cm" svg:height="1.552cm" svg:x="21.041cm" svg:y="7.223cm">
          <text:p text:style-name="P7">rollOutAxisGroups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9.488cm" svg:y1="8.738cm" svg:x2="19.488cm" svg:y2="9.624cm">
          <text:p/>
        </draw:line>
        <draw:line draw:style-name="gr5" draw:text-style-name="P5" draw:layer="layout" svg:x1="22.019cm" svg:y1="8.627cm" svg:x2="22.02cm" svg:y2="9.624cm">
          <text:p/>
        </draw:line>
        <draw:custom-shape draw:style-name="gr15" draw:text-style-name="P7" draw:layer="layout" svg:width="5.616cm" svg:height="1.552cm" svg:x="17.679cm" svg:y="9.624cm">
          <text:p text:style-name="P7">hmiCfg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0.45cm" svg:y1="11.176cm" svg:x2="20.468cm" svg:y2="12.302cm">
          <text:p/>
        </draw:line>
        <draw:custom-shape draw:style-name="gr4" draw:text-style-name="P4" draw:layer="layout" svg:width="5.652cm" svg:height="1.534cm" svg:x="4.62cm" svg:y="7.989cm">
          <text:p text:style-name="P4">hmiConfigState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999cm" svg:y1="5.652cm" svg:x2="5.967cm" svg:y2="7.989cm">
          <text:p/>
        </draw:line>
        <draw:line draw:style-name="gr5" draw:text-style-name="P5" draw:layer="layout" svg:x1="10.272cm" svg:y1="8.719cm" svg:x2="14.147cm" svg:y2="8.701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1:55.701896655</meta:creation-date>
    <meta:editing-duration>PT51M25S</meta:editing-duration>
    <meta:editing-cycles>4</meta:editing-cycles>
    <meta:generator>LibreOffice/7.4.7.2$Linux_X86_64 LibreOffice_project/40$Build-2</meta:generator>
    <dc:title>Pencil</dc:title>
    <dc:date>2023-12-01T16:33:52.748042836</dc:date>
    <meta:document-statistic meta:object-count="64"/>
  </office:meta>
</office:document-meta>
</file>